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lt" style:country-asian="LT"/>
    </style:style>
  </office:automatic-styles>
  <office:body>
    <office:text text:use-soft-page-breaks="true">
      <text:p text:style-name="P1">Odt file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lt" style:country-asian="L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lt" style:country-asian="L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nas Abromavičius</meta:initial-creator>
    <dc:creator>Arnas Abromavičius</dc:creator>
    <meta:creation-date>2022-09-21T12:45:00Z</meta:creation-date>
    <dc:date>2022-09-21T12:45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10" meta:row-count="1" meta:non-whitespace-character-count="4"/>
  </office:meta>
</office:document-meta>
</file>